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1b69a0" officeooo:paragraph-rsid="001b69a0"/>
    </style:style>
    <style:style style:name="P3" style:family="paragraph" style:parent-style-name="Standard">
      <style:text-properties officeooo:rsid="001b69a0" officeooo:paragraph-rsid="001c9cc7"/>
    </style:style>
    <style:style style:name="T1" style:family="text">
      <style:text-properties style:text-underline-style="solid" style:text-underline-width="auto" style:text-underline-color="font-color" officeooo:rsid="001b69a0"/>
    </style:style>
    <style:style style:name="T2" style:family="text">
      <style:text-properties officeooo:rsid="001c1a9b"/>
    </style:style>
    <style:style style:name="T3" style:family="text">
      <style:text-properties fo:font-weight="bold" officeooo:rsid="001c1a9b" style:font-weight-asian="bold" style:font-weight-complex="bold"/>
    </style:style>
    <style:style style:name="T4" style:family="text">
      <style:text-properties fo:font-weight="normal" officeooo:rsid="001c1a9b" style:font-weight-asian="normal" style:font-weight-complex="normal"/>
    </style:style>
    <style:style style:name="T5" style:family="text">
      <style:text-properties fo:font-weight="normal" officeooo:rsid="001c9cc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<text:tab/><text:span text:style-name="T1">INTRODUCTION :</text:span></text:p>
      <text:p text:style-name="P3"><text:tab/>À l’ère du big data l’explosion du volume de data, leur vitesse et leurs variabilités, la capacité à transformer une donnée brute en information utile à la résolution de problèmes complexes devient une expertise en particulier pour les banques ou 80% de la donnée est structurée et non <text:s/>structurée. Le rôle de la data est donc de trouver des moyens d’utiliser <text:span text:style-name="T2">cette donnée, aux mieux pour soutenir <text:s/>les activités de la banque en, s’appuyant sur des outils mathématiques, statistique, informatique et d’optimisation. Notre rôle ici consistera à vous présenter à vous directeur de</text:span><text:span text:style-name="T3"> Afriland</text:span><text:span text:style-name="T4">, </text:span><text:span text:style-name="T5">en quoi créer un département Data Science dans votre Banque vous sera bénéfique.</text:span></text:p>
      <text:p text:style-name="P3"><text:span text:style-name="T4"><text:s/></text:span><text:span text:style-name="T3"><text:s text:c="2"/></text:span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5:16:00</meta:creation-date>
    <meta:initial-creator>PC-HP</meta:initial-creator>
    <dc:language>en-US</dc:language>
    <dc:date>2021-10-11T18:29:04.401016158</dc:date>
    <meta:editing-cycles>8</meta:editing-cycles>
    <meta:editing-duration>PT4H39M45S</meta:editing-duration>
    <meta:generator>LibreOffice/6.4.7.2$Linux_X86_64 LibreOffice_project/40$Build-2</meta:generator>
    <meta:document-statistic meta:table-count="0" meta:image-count="0" meta:object-count="0" meta:page-count="1" meta:paragraph-count="3" meta:word-count="109" meta:character-count="688" meta:non-whitespace-character-count="5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